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Tahoma" style:font-name-complex="Tahoma" fo:text-shadow="0.0145in 0.0145in 0.0416in #000000" fo:color="#000000" fo:font-size="18pt" style:font-size-asian="18pt" style:font-size-complex="18pt"/>
    </style:style>
    <style:style style:name="P2" style:parent-style-name="Normal" style:family="paragraph">
      <style:text-properties style:font-name="Tahoma" style:font-name-complex="Tahoma" fo:text-shadow="0.0145in 0.0145in 0.0416in #000000" fo:color="#000000" fo:font-size="18pt" style:font-size-asian="18pt" style:font-size-complex="18pt"/>
    </style:style>
    <style:style style:name="P3" style:parent-style-name="ListParagraph" style:list-style-name="LFO1" style:family="paragraph">
      <style:text-properties style:font-name="Tahoma" style:font-name-complex="Tahoma" fo:text-shadow="0.0145in 0.0145in 0.0416in #000000" fo:color="#000000" fo:font-size="12pt" style:font-size-asian="12pt" style:font-size-complex="12pt"/>
    </style:style>
    <style:style style:name="P4" style:parent-style-name="Normal" style:family="paragraph">
      <style:paragraph-properties fo:margin-left="0.25in">
        <style:tab-stops/>
      </style:paragraph-properties>
      <style:text-properties style:font-name="Segoe UI" style:font-name-complex="Segoe UI" fo:color="#171717" fo:background-color="#FFFFFF" fo:language="it" fo:country="IT"/>
    </style:style>
    <style:style style:name="P5" style:parent-style-name="ListParagraph" style:family="paragraph">
      <style:text-properties style:font-name="Tahoma" style:font-name-complex="Tahoma" fo:text-shadow="0.0145in 0.0145in 0.0416in #000000" fo:color="#000000" fo:font-size="12pt" style:font-size-asian="12pt" style:font-size-complex="12pt" fo:language="it" fo:country="IT"/>
    </style:style>
    <style:style style:name="P6" style:parent-style-name="ListParagraph" style:list-style-name="LFO1" style:family="paragraph">
      <style:text-properties style:font-name="Tahoma" style:font-name-complex="Tahoma" fo:text-shadow="0.0145in 0.0145in 0.0416in #000000" fo:color="#000000" fo:font-size="12pt" style:font-size-asian="12pt" style:font-size-complex="12pt"/>
    </style:style>
    <style:style style:name="P7" style:parent-style-name="Normal" style:family="paragraph">
      <style:paragraph-properties fo:margin-left="0.25in">
        <style:tab-stops/>
      </style:paragraph-properties>
      <style:text-properties style:font-name="Segoe UI" style:font-name-complex="Segoe UI" fo:color="#171717" fo:background-color="#FFFFFF" fo:language="it" fo:country="IT"/>
    </style:style>
    <style:style style:name="P8" style:parent-style-name="Normal" style:family="paragraph">
      <style:paragraph-properties fo:margin-left="0.25in">
        <style:tab-stops/>
      </style:paragraph-properties>
      <style:text-properties style:font-name="Segoe UI" style:font-name-complex="Segoe UI" fo:color="#171717" fo:background-color="#FFFFFF" fo:language="it" fo:country="IT"/>
    </style:style>
    <style:style style:name="P9" style:parent-style-name="Normal" style:family="paragraph">
      <style:paragraph-properties fo:margin-left="0.25in">
        <style:tab-stops/>
      </style:paragraph-properties>
      <style:text-properties style:font-name="Segoe UI" style:font-name-complex="Segoe UI" fo:color="#171717" fo:background-color="#FFFFFF" fo:language="it" fo:country="IT"/>
    </style:style>
    <style:style style:name="P10" style:parent-style-name="Normal" style:family="paragraph">
      <style:paragraph-properties fo:margin-left="0.25in">
        <style:tab-stops/>
      </style:paragraph-properties>
      <style:text-properties style:font-name="Segoe UI" style:font-name-complex="Segoe UI" fo:color="#171717" fo:background-color="#FFFFFF" fo:language="it" fo:country="IT"/>
    </style:style>
    <style:style style:name="P11" style:parent-style-name="Normal" style:family="paragraph">
      <style:paragraph-properties fo:margin-left="0.25in">
        <style:tab-stops/>
      </style:paragraph-properties>
      <style:text-properties style:font-name="Segoe UI" style:font-name-complex="Segoe UI" fo:color="#171717" fo:background-color="#FFFFFF" fo:language="it" fo:country="IT"/>
    </style:style>
    <style:style style:name="P12" style:parent-style-name="Normal" style:family="paragraph">
      <style:paragraph-properties fo:margin-left="0.25in">
        <style:tab-stops/>
      </style:paragraph-properties>
      <style:text-properties style:font-name="Segoe UI" style:font-name-complex="Segoe UI" fo:color="#171717" fo:background-color="#FFFFFF" fo:language="it" fo:country="IT"/>
    </style:style>
    <style:style style:name="P13" style:parent-style-name="Normal" style:family="paragraph">
      <style:paragraph-properties fo:margin-left="0.25in">
        <style:tab-stops/>
      </style:paragraph-properties>
      <style:text-properties style:font-name="Segoe UI" style:font-name-complex="Segoe UI" fo:color="#171717" fo:background-color="#FFFFFF" fo:language="it" fo:country="IT"/>
    </style:style>
    <style:style style:name="P14" style:parent-style-name="Normal" style:family="paragraph">
      <style:paragraph-properties fo:margin-left="0.25in">
        <style:tab-stops/>
      </style:paragraph-properties>
      <style:text-properties style:font-name="Segoe UI" style:font-name-complex="Segoe UI" fo:color="#171717" fo:background-color="#FFFFFF" fo:language="it" fo:country="IT"/>
    </style:style>
    <style:style style:name="P15" style:parent-style-name="ListParagraph" style:list-style-name="LFO1" style:family="paragraph">
      <style:text-properties style:font-name="Tahoma" style:font-name-complex="Tahoma" fo:text-shadow="0.0145in 0.0145in 0.0416in #000000" fo:color="#000000" fo:font-size="12pt" style:font-size-asian="12pt" style:font-size-complex="12pt" fo:language="it" fo:country="IT"/>
    </style:style>
    <style:style style:name="P16" style:parent-style-name="ListParagraph" style:family="paragraph">
      <style:text-properties style:font-name="Segoe UI" style:font-name-complex="Segoe UI" fo:color="#171717" fo:background-color="#FFFFFF" fo:language="it" fo:country="IT"/>
    </style:style>
    <style:style style:name="P17" style:parent-style-name="ListParagraph" style:family="paragraph">
      <style:text-properties style:font-name="Tahoma" style:font-name-complex="Tahoma" fo:text-shadow="0.0145in 0.0145in 0.0416in #000000" fo:color="#000000" fo:font-size="12pt" style:font-size-asian="12pt" style:font-size-complex="12pt" fo:language="it" fo:country="IT"/>
    </style:style>
    <style:style style:name="P18" style:parent-style-name="ListParagraph" style:list-style-name="LFO1" style:family="paragraph">
      <style:text-properties style:font-name="Tahoma" style:font-name-complex="Tahoma" fo:text-shadow="0.0145in 0.0145in 0.0416in #000000" fo:color="#000000" fo:font-size="12pt" style:font-size-asian="12pt" style:font-size-complex="12pt" fo:language="it" fo:country="IT"/>
    </style:style>
    <style:style style:name="P19" style:parent-style-name="Normal" style:family="paragraph">
      <style:paragraph-properties fo:margin-left="0.25in">
        <style:tab-stops/>
      </style:paragraph-properties>
      <style:text-properties style:font-name="Segoe UI" style:font-name-complex="Segoe UI" fo:color="#171717" fo:background-color="#FFFFFF" fo:language="it" fo:country="IT"/>
    </style:style>
    <style:style style:name="P20" style:parent-style-name="Normal" style:family="paragraph">
      <style:text-properties style:font-name="Tahoma" style:font-name-complex="Tahoma" fo:text-shadow="0.0145in 0.0145in 0.0416in #000000" fo:color="#000000" fo:font-size="12pt" style:font-size-asian="12pt" style:font-size-complex="12pt" fo:language="it" fo:country="IT"/>
    </style:style>
    <style:style style:name="P21" style:parent-style-name="Normal" style:family="paragraph">
      <style:text-properties fo:language="it" fo:country="IT"/>
    </style:style>
  </office:automatic-styles>
  <office:body>
    <office:text text:use-soft-page-breaks="true">
      <text:p text:style-name="P1">Verifica 7 Maggio – Selene</text:p>
      <text:p text:style-name="P2"/>
      <text:list text:style-name="LFO1" text:continue-numbering="true">
        <text:list-item>
          <text:p text:style-name="P3">Differenza Value Type – Reference Type</text:p>
        </text:list-item>
      </text:list>
      <text:p text:style-name="P4">I dati possono essere di due tipi : values type o reference type. Dei primi fanno parte tutti i tipi base (int, bool, char) mentre dei secondi le classi e il tipo string. La differenza sta nel loro comportamento, dovuto al fatto che i Value sono allocati nello Stack e quindi quando faccio una copia del tipo sto facendo una copia concreta che, modificata, non andrà ad intaccare il comportamento della prima variabile. Al contrario, per i Ref. Type, allocati nell’Heap, quello che copio è solo il riferimento per cui la copia di un tipo andrà a modificare anche il tipo originale.</text:p>
      <text:p text:style-name="P5"/>
      <text:list text:style-name="LFO1" text:continue-numbering="true">
        <text:list-item>
          <text:p text:style-name="P6">Cos’è un Delegate?</text:p>
        </text:list-item>
      </text:list>
      <text:p text:style-name="P7">Un<text:s/>Delegate è un tipo che incapsula in modo sicuro un metodo, simile a un puntatore a funzione<text:s/>con la differenza che i<text:s/>delegati sono orientati agli<text:s/>oggetti, indipendenti dai tipi e sicuri. Il tipo delegato è definito dal nome<text:s/>delegate<text:s/>e permette di delegare, appunto, un’altra funzione.</text:p>
      <text:p text:style-name="P8"/>
      <text:p text:style-name="P9"> delegate int Operazione(int primoOperando, int secondoOperando);</text:p>
      <text:p text:style-name="P10">// Un metodo<text:line-break/>  public static int Somma(int addendo1, int addendo2)<text:line-break/>   {<text:line-break/>       return addendo1 + addendo2;<text:line-break/>   }<text:line-break/>    // Un altro metodo<text:line-break/>   public<text:s/>static int Prodotto(int fattore1, int fattore2)<text:line-break/>   {<text:line-break/>       return fattore1 * fattore2;<text:line-break/>   }</text:p>
      <text:p text:style-name="P11"> Operazione op;</text:p>
      <text:p text:style-name="P12">op = Somma;<text:line-break/> Console.WriteLine(op(4, 2));</text:p>
      <text:p text:style-name="P13"/>
      <text:p text:style-name="P14"/>
      <text:soft-page-break/>
      <text:list text:style-name="LFO1" text:continue-numbering="true">
        <text:list-item>
          <text:p text:style-name="P15">Factory Pattern e perchè utiizzarlo</text:p>
        </text:list-item>
      </text:list>
      <text:p text:style-name="P16">Il Factory Pattern è uno dei 23 Design Pattern, rientra nel Pattern creazionale e specifica quale oggetto l’utente deve creare e come. Un esempio è un Logger.</text:p>
      <text:p text:style-name="P17"/>
      <text:list text:style-name="LFO1" text:continue-numbering="true">
        <text:list-item>
          <text:p text:style-name="P18">Assert di Xunit</text:p>
        </text:list-item>
      </text:list>
      <text:p text:style-name="P19">Durante la fase di test di Xunit la prima fase è quella di Assert che permette di testare in modo sicuro una fase del codice. Assert è una classe utile per determinare lo status di un test, Fail o Pass.</text:p>
      <text:p text:style-name="P20"/>
      <text:p text:style-name="P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ljs-function" style:display-name="hljs-function" style:family="text" style:parent-style-name="DefaultParagraphFont"/>
    <style:style style:name="hljs-keyword" style:display-name="hljs-keyword" style:family="text" style:parent-style-name="DefaultParagraphFont"/>
    <style:style style:name="hljs-title" style:display-name="hljs-title" style:family="text" style:parent-style-name="DefaultParagraphFont"/>
    <style:style style:name="hljs-params" style:display-name="hljs-params" style:family="text" style:parent-style-name="DefaultParagraphFont"/>
    <style:style style:name="language" style:display-name="language" style:family="text" style:parent-style-name="DefaultParagraphFont"/>
    <style:style style:name="hljs-comment" style:display-name="hljs-comment" style:family="text" style:parent-style-name="DefaultParagraphFont"/>
    <style:style style:name="hljs-string" style:display-name="hljs-string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elene C. Tucciarone (c)</meta:initial-creator>
    <dc:creator>Selene C. Tucciarone (c)</dc:creator>
    <meta:creation-date>2021-05-07T10:59:00Z</meta:creation-date>
    <dc:date>2021-05-07T10:59:00Z</dc:date>
    <meta:template xlink:href="Normal" xlink:type="simple"/>
    <meta:editing-cycles>3</meta:editing-cycles>
    <meta:editing-duration>PT0S</meta:editing-duration>
    <meta:user-defined meta:name="MSIP_Label_5fae8262-b78e-4366-8929-a5d6aac95320_Enabled">true</meta:user-defined>
    <meta:user-defined meta:name="MSIP_Label_5fae8262-b78e-4366-8929-a5d6aac95320_SetDate">2021-05-07T10:28:02Z</meta:user-defined>
    <meta:user-defined meta:name="MSIP_Label_5fae8262-b78e-4366-8929-a5d6aac95320_Method">Standard</meta:user-defined>
    <meta:user-defined meta:name="MSIP_Label_5fae8262-b78e-4366-8929-a5d6aac95320_Name">5fae8262-b78e-4366-8929-a5d6aac95320</meta:user-defined>
    <meta:user-defined meta:name="MSIP_Label_5fae8262-b78e-4366-8929-a5d6aac95320_SiteId">cf36141c-ddd7-45a7-b073-111f66d0b30c</meta:user-defined>
    <meta:user-defined meta:name="MSIP_Label_5fae8262-b78e-4366-8929-a5d6aac95320_ActionId">385cdf8a-9d15-48c6-837a-b3b2057f9068</meta:user-defined>
    <meta:user-defined meta:name="MSIP_Label_5fae8262-b78e-4366-8929-a5d6aac95320_ContentBits">0</meta:user-defined>
    <meta:document-statistic meta:page-count="2" meta:paragraph-count="3" meta:word-count="259" meta:character-count="1735" meta:row-count="12" meta:non-whitespace-character-count="1479"/>
  </office:meta>
</office:document-meta>
</file>